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modern" style:font-pitch="fixed"/>
    <style:font-face style:name="Tahoma" svg:font-family="Tahoma"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Domain_5f_simple_5f_text">
      <style:paragraph-properties fo:text-align="center" style:justify-single-word="false"/>
    </style:style>
    <style:style style:name="P4" style:family="paragraph">
      <style:paragraph-properties fo:margin-left="0cm" fo:margin-right="0cm" fo:text-align="center" fo:text-indent="0cm"/>
    </style:style>
    <style:style style:name="P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 fo:font-size="14pt" fo:font-style="normal" fo:text-shadow="none" style:text-underline-style="none" fo:font-weight="normal" style:font-name-asian="Tahoma" style:font-size-asian="18pt" style:font-style-asian="normal" style:font-weight-asian="normal" style:font-name-complex="Tahoma" style:font-size-complex="18pt" style:font-style-complex="normal" style:font-weight-complex="normal" style:text-emphasize="none" style:font-relief="none"/>
    </style:style>
    <style:style style:name="P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 fo:font-size="18pt" fo:font-style="normal" fo:text-shadow="none" style:text-underline-style="none" fo:font-weight="normal" style:font-name-asian="Tahoma" style:font-size-asian="18pt" style:font-style-asian="normal" style:font-weight-asian="normal" style:font-name-complex="Tahoma" style:font-size-complex="18pt" style:font-style-complex="normal" style:font-weight-complex="normal" style:text-emphasize="none" style:font-relief="none"/>
    </style:style>
    <style:style style:name="P7" style:family="paragraph" style:parent-style-name="Domain_5f_simple_5f_text">
      <style:text-properties fo:font-size="14pt" style:font-size-asian="14pt" style:font-size-complex="14pt"/>
    </style:style>
    <style:style style:name="P8" style:family="paragraph" style:parent-style-name="Preformatted_20_Text" style:list-style-name="L1">
      <style:paragraph-properties fo:margin-left="0cm" fo:margin-right="0cm" fo:text-indent="1.032cm" style:auto-text-indent="false"/>
      <style:text-properties fo:font-size="14pt" style:font-size-asian="14pt" style:font-size-complex="14pt"/>
    </style:style>
    <style:style style:name="P9" style:family="paragraph" style:parent-style-name="Preformatted_20_Text">
      <style:paragraph-properties fo:margin-left="0cm" fo:margin-right="0cm" fo:text-indent="1.032cm" style:auto-text-indent="false"/>
      <style:text-properties fo:font-size="14pt" style:font-size-asian="14pt" style:font-size-complex="14pt"/>
    </style:style>
    <style:style style:name="P10" style:family="paragraph" style:parent-style-name="Preformatted_20_Text">
      <style:paragraph-properties fo:margin-left="0cm" fo:margin-right="0cm" fo:text-indent="1.032cm" style:auto-text-indent="false"/>
      <style:text-properties style:font-name="Times New Roman1" fo:font-size="14pt" style:font-size-asian="14pt" style:font-size-complex="14pt"/>
    </style:style>
    <style:style style:name="P11" style:family="paragraph" style:parent-style-name="Preformatted_20_Text" style:list-style-name="L2">
      <style:paragraph-properties fo:margin-left="0cm" fo:margin-right="0cm" fo:text-indent="1.032cm" style:auto-text-indent="false"/>
      <style:text-properties fo:font-size="14pt" style:font-size-asian="14pt" style:font-size-complex="14pt"/>
    </style:style>
    <style:style style:name="T1" style:family="text">
      <style:text-properties fo:font-size="14pt"/>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Fine_20_Dashe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Fine_20_Dashe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Fine_20_Dashe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Fine_20_Dashe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Fine_20_Dashed" svg:stroke-width="0cm" svg:stroke-color="#00000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Внесенные изменения:</text:p>
      <text:p text:style-name="P1"/>
      <text:p text:style-name="P1">1. Добавлен пункт:</text:p>
      <text:p text:style-name="P1"/>
      <text:p text:style-name="P2">3.1.4. <text:s/>Разработка модели взаимодействия информационно-управляющей системы</text:p>
      <text:p text:style-name="P2"/>
      <text:p text:style-name="P3"><draw:g text:anchor-type="paragraph" draw:z-index="0" draw:style-name="gr1"><draw:custom-shape draw:style-name="gr2" draw:text-style-name="P5" svg:width="3.426cm" svg:height="1.387cm" svg:x="2.822cm" svg:y="0.275cm">
      <text:p text:style-name="P4"><text:span text:style-name="T1">NS сервер</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draw:ellipse draw:style-name="gr3" draw:text-style-name="P6" draw:id="id2" svg:width="0.981cm" svg:height="0.925cm" svg:x="5.267cm" svg:y="1.199cm">
      <text:p/>
     </draw:ellipse><draw:custom-shape draw:style-name="gr4" draw:text-style-name="P5" svg:width="3.424cm" svg:height="1.387cm" svg:x="7.715cm" svg:y="0.275cm">
      <text:p text:style-name="P4"><text:span text:style-name="T1">NS сервер</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draw:ellipse draw:style-name="gr5" draw:text-style-name="P6" draw:id="id3" svg:width="0.978cm" svg:height="0.925cm" svg:x="10.161cm" svg:y="1.199cm">
      <text:p/>
     </draw:ellipse><draw:custom-shape draw:style-name="gr6" draw:text-style-name="P5" svg:width="3.428cm" svg:height="1.387cm" svg:x="12.606cm" svg:y="0.275cm">
      <text:p text:style-name="P4"><text:span text:style-name="T1">NS сервер</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draw:ellipse draw:style-name="gr7" draw:text-style-name="P6" draw:id="id4" svg:width="0.98cm" svg:height="0.925cm" svg:x="15.054cm" svg:y="1.199cm">
      <text:p/>
     </draw:ellipse><draw:custom-shape draw:style-name="gr8" draw:text-style-name="P5" draw:id="id1" svg:width="6.471cm" svg:height="1.957cm" draw:transform="rotate (1.5700981950938) translate (0.370416666666667cm 8.59366666666667cm)">
      <text:p text:style-name="P4"><text:span text:style-name="T1">Подсистема управления</text:span></text:p>
      <text:p text:style-name="P4"><text:span text:style-name="T1">NS серверам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draw:connector draw:style-name="gr9" draw:text-style-name="P6" draw:type="curve" svg:x1="2.331cm" svg:y1="5.361cm" svg:x2="5.758cm" svg:y2="2.124cm" draw:start-shape="id1" draw:end-shape="id2" draw:end-glue-point="2">
      <text:p/>
     </draw:connector><draw:connector draw:style-name="gr10" draw:text-style-name="P6" draw:type="curve" svg:x1="2.331cm" svg:y1="5.361cm" svg:x2="10.651cm" svg:y2="2.124cm" draw:start-shape="id1" draw:start-glue-point="1" draw:end-shape="id3" draw:end-glue-point="2">
      <text:p/>
     </draw:connector><draw:connector draw:style-name="gr11" draw:text-style-name="P6" draw:type="curve" svg:x1="2.331cm" svg:y1="5.361cm" svg:x2="15.544cm" svg:y2="2.124cm" draw:start-shape="id1" draw:start-glue-point="1" draw:end-shape="id4" draw:end-glue-point="2">
      <text:p/>
     </draw:connector><draw:custom-shape draw:style-name="gr12" draw:text-style-name="P5" draw:id="id6" svg:width="7.342cm" svg:height="1.849cm" svg:x="0.862cm" svg:y="9.518cm">
      <text:p text:style-name="P4"><text:span text:style-name="T1">Web-сервер</text:span></text:p>
      <text:p text:style-name="P4"><text:span text:style-name="T1">(подсистема делегирования </text:span></text:p>
      <text:p text:style-name="P4"><text:span text:style-name="T1">и управления доменам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draw:custom-shape draw:style-name="gr13" draw:text-style-name="P6" draw:id="id5" svg:width="3.238cm" svg:height="1.47cm" draw:transform="rotate (1.5706217938694) translate (9.18180555555555cm 11.8304027777778cm)">
      <text:p text:style-name="P4">Клиент</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draw:custom-shape draw:style-name="gr14" draw:text-style-name="P6" draw:id="id7" svg:width="3.236cm" svg:height="1.467cm" draw:transform="rotate (1.5706217938694) translate (11.6310833333333cm 11.8304027777778cm)">
      <text:p text:style-name="P4">Клиент</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draw:custom-shape draw:style-name="gr15" draw:text-style-name="P6" draw:id="id8" svg:width="3.236cm" svg:height="1.472cm" draw:transform="skewX (-0.0012217304763958) rotate (1.5706217938694) translate (14.0740694444444cm 11.8304027777778cm)">
      <text:p text:style-name="P4">Клиент</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draw:connector draw:style-name="gr16" draw:text-style-name="P6" draw:type="curve" svg:x1="9.92cm" svg:y1="7.967cm" svg:x2="4.533cm" svg:y2="9.519cm" draw:start-shape="id5" draw:start-glue-point="0" draw:end-shape="id6" draw:end-glue-point="0">
      <text:p/>
     </draw:connector><draw:connector draw:style-name="gr17" draw:text-style-name="P6" draw:type="curve" svg:x1="12.365cm" svg:y1="7.976cm" svg:x2="4.533cm" svg:y2="9.519cm" draw:start-shape="id7" draw:start-glue-point="0" draw:end-shape="id6" draw:end-glue-point="0">
      <text:p/>
     </draw:connector><draw:connector draw:style-name="gr18" draw:text-style-name="P6" draw:type="curve" svg:x1="14.813cm" svg:y1="7.976cm" svg:x2="4.533cm" svg:y2="9.519cm" draw:start-shape="id8" draw:start-glue-point="0" draw:end-shape="id6" draw:end-glue-point="0">
      <text:p/>
     </draw:connector><draw:connector draw:style-name="gr19" draw:text-style-name="P6" draw:type="curve" svg:x1="4.534cm" svg:y1="9.52cm" svg:x2="2.331cm" svg:y2="5.359cm" draw:start-shape="id6" draw:start-glue-point="0" draw:end-shape="id1" draw:end-glue-point="1">
      <text:p/>
     </draw:connector><draw:custom-shape draw:style-name="gr20" draw:text-style-name="P6" svg:width="10.764cm" svg:height="4.16cm" svg:x="3.801cm" svg:y="3.51cm">
      <text:p text:style-name="P4">Интернет</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text:p>
      <text:p text:style-name="Domain_5f_simple_5f_text"/>
      <text:p text:style-name="Domain_5f_simple_5f_text"/>
      <text:p text:style-name="Domain_5f_simple_5f_text"/>
      <text:p text:style-name="Domain_5f_simple_5f_text"/>
      <text:p text:style-name="Domain_5f_simple_5f_text"/>
      <text:p text:style-name="Domain_5f_simple_5f_text"/>
      <text:p text:style-name="Domain_5f_simple_5f_text"/>
      <text:p text:style-name="Domain_5f_simple_5f_text"/>
      <text:p text:style-name="Domain_5f_simple_5f_text"/>
      <text:p text:style-name="Domain_5f_simple_5f_text"/>
      <text:p text:style-name="Domain_5f_simple_5f_text"/>
      <text:p text:style-name="Domain_5f_simple_5f_text"/>
      <text:p text:style-name="Domain_5f_simple_5f_text"/>
      <text:p text:style-name="Domain_5f_simple_5f_text"/>
      <text:p text:style-name="Domain_5f_simple_5f_text">Суть этого рисунка в следующем: существует единственная подсистема управления NS серверами, которая знает о всех NS серверах. На данном уровне не важно какой NS сервер – первичный либо вторичный – для каждой доменной зоны <text:s/>Web сервером указывается роль каждого из всех NS серверов. Причем, некоторые NS сервера могут вообще не учавствовать в поддержке одной из доменных зон (допустим, если он сам NS сервер не надежен, а требуется высокая надежность работы доменной зоны). </text:p>
      <text:p text:style-name="Domain_5f_simple_5f_text">Подсистема управления NS серверами – это программа, которая открывает сетевой порт, и принимает команды для внесения изменений в NS сервера.</text:p>
      <text:p text:style-name="Domain_5f_simple_5f_text">Web-сервер представляет собой <text:s/>подсистему делегирования и управления доменами. Фактически это компьютер, на котором установлен весь комплекс программного обеспечения необходимого для работы всей системы делегирования.</text:p>
      <text:p text:style-name="P7">Web-сервер и подсистема управления NS серверами могут быть установлены на одном и том же компьютере, что может повысить безопасность всей системы в целом, т. к. они обмениваются данными через протокол TCP/IP.</text:p>
      <text:p text:style-name="P1"/>
      <text:p text:style-name="P1"/>
      <text:p text:style-name="P1">2. Изменена структура базы данных:</text:p>
      <text:p text:style-name="P1"/>
      <text:p text:style-name="P1"><text:tab/>Новые таблицы:</text:p>
      <text:p text:style-name="P1"><text:tab/></text:p>
      <text:list text:style-name="L1">
        <text:list-item>
          <text:p text:style-name="P8">domain_zone_type</text:p>
        </text:list-item>
        <text:list-item>
          <text:p text:style-name="P8">country_info</text:p>
        </text:list-item>
        <text:list-item>
          <text:p text:style-name="P8">root_zone</text:p>
        </text:list-item>
        <text:list-item>
          <text:p text:style-name="P8">ns_of_root_zone</text:p>
        </text:list-item>
        <text:list-item>
          <text:p text:style-name="P8">mx_of_root_zone</text:p>
        </text:list-item>
        <text:list-item>
          <text:p text:style-name="P8">client</text:p>
        </text:list-item>
        <text:list-item>
          <text:p text:style-name="P8">client_info</text:p>
        </text:list-item>
        <text:list-item>
          <text:p text:style-name="P8">domain_zone</text:p>
        </text:list-item>
        <text:list-item>
          <text:p text:style-name="P8">domain_zone_cfg</text:p>
        </text:list-item>
        <text:list-item>
          <text:p text:style-name="P8">domain_zone_state</text:p>
        </text:list-item>
        <text:list-item>
          <text:p text:style-name="P8">ns_of_domain_zone</text:p>
        </text:list-item>
        <text:list-item>
          <text:p text:style-name="P8">mx_of_domain_zone</text:p>
        </text:list-item>
        <text:list-item>
          <text:p text:style-name="P8">ns_records</text:p>
        </text:list-item>
        <text:list-item>
          <text:p text:style-name="P8">mx_records</text:p>
        </text:list-item>
        <text:list-item>
          <text:p text:style-name="P8">a_records</text:p>
        </text:list-item>
        <text:list-item>
          <text:p text:style-name="P8">cname_records</text:p>
        </text:list-item>
      </text:list>
      <text:p text:style-name="P9"/>
      <text:p text:style-name="P10">Старые таблицы:</text:p>
      <text:p text:style-name="P9"/>
      <text:list text:style-name="L2">
        <text:list-item>
          <text:p text:style-name="P11">temporary_file</text:p>
        </text:list-item>
        <text:list-item>
          <text:p text:style-name="P11">domain_zone_dates</text:p>
        </text:list-item>
        <text:list-item>
          <text:p text:style-name="P11">domain_zone_descr</text:p>
        </text:list-item>
        <text:list-item>
          <text:p text:style-name="P11">admin_table</text:p>
        </text:list-item>
        <text:list-item>
          <text:p text:style-name="P11">ns_list</text:p>
        </text:list-item>
        <text:list-item>
          <text:p text:style-name="P11">mx_li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modern" style:font-pitch="fixed"/>
    <style:font-face style:name="Tahoma" svg:font-family="Tahoma"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office:font-face-decls>
  <office:styles>
    <draw:marker draw:name="Arrow" svg:viewBox="0 0 20 30" svg:d="m10 0-10 30h20z"/>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omain_5f_simple_5f_text" style:display-name="Domain_simple_text" style:family="paragraph" style:parent-style-name="Standard">
      <style:paragraph-properties fo:margin-left="0cm" fo:margin-right="0cm" fo:line-height="150%" fo:text-align="justify" style:justify-single-word="false" fo:text-indent="1.251cm" style:auto-text-indent="false"/>
      <style:text-properties fo:font-size="14pt" style:font-size-asian="14pt" style:font-size-complex="14pt" style:font-weight-complex="bold"/>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
  </meta:generator>
    <meta:initial-creator>Дмитрий Горбенко</meta:initial-creator>
    <meta:creation-date>2005-12-07T11:14:22</meta:creation-date>
    <dc:creator>Дмитрий Горбенко</dc:creator>
    <dc:date>2005-12-07T11:30:14</dc:date>
    <dc:language>ru-RU</dc:language>
    <meta:editing-cycles>2</meta:editing-cycles>
    <meta:editing-duration>PT15M53S</meta:editing-duration>
    <meta:user-defined meta:name="Info 1"/>
    <meta:user-defined meta:name="Info 2"/>
    <meta:user-defined meta:name="Info 3"/>
    <meta:user-defined meta:name="Info 4"/>
    <meta:document-statistic meta:table-count="0" meta:image-count="0" meta:object-count="0" meta:page-count="2" meta:paragraph-count="33" meta:word-count="224" meta:character-count="1491"/>
  </office:meta>
</office:document-meta>
</file>